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.071cm" loext:contextual-spacing="false" fo:orphans="0" fo:widows="0" style:page-number="auto"/>
    </style:style>
    <style:style style:name="P2" style:family="paragraph" style:parent-style-name="Standard">
      <style:paragraph-properties fo:margin-top="0cm" fo:margin-bottom="0.423cm" loext:contextual-spacing="false" fo:text-align="justify" style:justify-single-word="false" fo:orphans="0" fo:widows="0"/>
      <style:text-properties fo:color="#000000" style:font-name="Times New Roman" fo:language="sk" fo:country="SK" style:font-name-complex="Times New Roman1"/>
    </style:style>
    <style:style style:name="P3" style:family="paragraph" style:parent-style-name="Standard">
      <style:paragraph-properties fo:margin-top="0cm" fo:margin-bottom="0.423cm" loext:contextual-spacing="false" fo:text-align="justify" style:justify-single-word="false" fo:orphans="0" fo:widows="0"/>
    </style:style>
    <style:style style:name="T1" style:family="text">
      <style:text-properties fo:color="#000000" style:font-name="Times New Roman" fo:font-size="26pt" fo:language="sk" fo:country="SK" fo:font-weight="bold" style:font-size-asian="26pt" style:font-weight-asian="bold" style:font-name-complex="Times New Roman1" style:font-size-complex="26pt" style:font-weight-complex="bold"/>
    </style:style>
    <style:style style:name="T2" style:family="text">
      <style:text-properties fo:color="#000000" style:font-name="Times New Roman" fo:language="sk" fo:country="SK" style:font-name-complex="Times New Roman1"/>
    </style:style>
    <style:style style:name="T3" style:family="text">
      <style:text-properties fo:color="#000000" style:font-name="Times New Roman" fo:language="sk" fo:country="SK" fo:font-weight="bold" style:font-weight-asian="bold" style:font-name-complex="Times New Roman1" style:font-weight-complex="bold"/>
    </style:style>
    <style:style style:name="T4" style:family="text">
      <style:text-properties style:font-name="Times New Roman" fo:font-size="16pt" fo:language="sk" fo:country="SK" style:font-size-asian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://www.infonuorra.no/kultuvre-a-eejehtimmie/43-saavreme.html" text:style-name="Standard" text:visited-style-name="Standard"><text:span text:style-name="T1">Saavreme</text:span></text:a></text:p>
      <text:p text:style-name="P2"/>
      <text:p text:style-name="P3"><text:span text:style-name="T2">Fierhten$(vowc,i-ï|fïerhten) <text:s/>jaepien saemien gaahtjemem daelvege jih$(vowc,i-ï|jïh), <text:s text:c="2"/>giesege öörnieh. Dovne reegijovneles</text:span><text:span text:style-name="T4">$(vowlat,ee-e|regijovneles) </text:span><text:span text:style-name="T2">gaahtjemh öörnieh; tjengkerem tjiektjedidh</text:span><text:span text:style-name="T4">$(vowlat,ie-ïe|tjïektjedidh)</text:span><text:span text:style-name="T2">, vuejeme-råantjojgujmie</text:span><text:span text:style-name="T4">$(hyph-0|vuejemeråantjoejgujmie)</text:span><text:span text:style-name="T2"> gaahtjedh jih$(vowc,i-ï|jïh), <text:s/></text:span><text:span text:style-name="T4">$(vowlat,i-ï|jïh)</text:span><text:span text:style-name="T2">, <text:s/>jeatjah darjomh.</text:span></text:p>
      <text:p text:style-name="P3"><text:span text:style-name="T3">SÁMIID VALÁŠTALLANLIHTTU- NORGA (SVL-N)/ SAEMIEJ SAAVREMESIEBRIE – NÖÖRJESNE</text:span><text:span text:style-name="T2">  </text:span></text:p>
      <text:p text:style-name="P3"><text:span text:style-name="T2"> SVL-N tseegkesovvi 1990 Saemiej Rijhkesaervien nualan.Dihte lea ektese-vyøki-siebrie Nöörjen, Sveerjen jih$(vowc,i-ï|jïh), <text:s/>$(vowc,i-ï|jïh), <text:s text:c="2"/>Såevm</text:span><text:bookmark text:name="_GoBack"/><text:span text:style-name="T2">ien gaskems Saemiej saavremen gaavhtan. Saemiej Saavremesiebrien leah 46 saervieh meatan govhte fylhkine gusnie 2000 lihtsegh.  </text:span><text:span text:style-name="T3">Ulmie</text:span><text:span text:style-name="T2">  SVL-N-n ulmie gaajhkh maanah, noerh jih$(vowc,i-ï|jïh), <text:s text:c="2"/>geerve almetjh edtjieh tjåangkanidh saavredh jih$(vowc,i-ï|jïh), <text:s text:c="2"/>kultuvrem darjomi vieken övtiedidh. Galka aaj saemien gïelem, kultuvrem jih$(vowc,i-ï|jïh), <text:s text:c="2"/>ideentitetem$(vowc,ee-e;vowlat,e-ee|identiteetem) övtiedih jih$(vowc,i-ï|jïh), <text:s text:c="2"/>nænnoestidh.  Saavreme Saemiej Saavremesiebrien saavremesuerkieh naemhtie öörneme; Tjoejkedh, tjoejkedh/ soehpenjinie åedtjiedidh, roehtedh, soehpenjinie åedtjedidh jih$(vowc,i-ï|jïh), <text:s text:c="3"/>vuejeme-råantjojgujmie</text:span><text:span text:style-name="T4">$(hyph-0,2-1|vuejemeråantjoejgujmie)</text:span><text:span text:style-name="T2"> <text:s/>gaahtjedh.</text:span></text:p>
      <text:p text:style-name="P3"><text:span text:style-name="T3">Darjomh</text:span><text:span text:style-name="T2">  </text:span></text:p>
      <text:p text:style-name="P3"><text:span text:style-name="T2">SVL-N reegijovneles$(vowc,ee-e|regijovneles) gaahtjemh gusnie gaahtjeminie tjoejkedh. Dan raajan gaahtjemh Finnmarhkesne, Romssesne jih$(vowc,i-ï|jïh), <text:s text:c="2"/>Noerhte-Novrlaantesne$(hyph-0,conc,vr-rd|NoerhteNordlaantesne) orreme. Giesege dah saervieh ånnetji jeatjhlaakan öörneme; saavremetjåangkojne, gaahtjeminie jallh Cup-ine.   </text:span></text:p>
      <text:p text:style-name="P3"><text:span text:style-name="T3">Öörnegh  </text:span></text:p>
      <text:p text:style-name="P3"><text:span text:style-name="T2">Saemien gaahtjeme (SM)   Fierhten$(vowc,i-ï|fïerhten) $(vowc,i-ï|fïerhten), <text:s text:c="3"/>jaepien saemien gaahtjemem giesege jih$(vowc,i-ï|jïh), <text:s text:c="2"/>daelvege öörnieh. Nöörje, Sveerje jih$(vowc,i-ï|jïh), <text:s text:c="2"/>Såevmie låtnoehtieh dam gaahtjemem öörnedh.    Arctic Winter Games (AWG) SVL-N lea dovne meatan AWG-esne, maam noeride mejtie 13-19 jaepien båeries öörnieh. Barkeminie lea aaj lihtseginie AWG-n siebresne sjïdtedh. Dam siebriem tseegkesovvi juhkoe åssjele aalkoealmetjh arktigke dajvine maehtieh daelvege tjåangkenidh saaavredh. Fierhten$(vowc,i-ï|fïerhten) $(vowc,i-ï|fïerhten) <text:s/>mubpien jaepien Alaska(USA), Kaanada, Russlaante, jih$(vowc,i-ï|jïh), <text:s text:c="2"/>Kruanaeatneme(Danmarhke) låtnoehtieh gaahtjemem öörnedh.  </text:span></text:p>
      <text:p text:style-name="P3"><text:span text:style-name="T3">Vuejemeråantjoej gujmie gaahtjedh  </text:span></text:p>
      <text:p text:style-name="P3"><text:span text:style-name="T2">Såevmie jih$(vowc,i-ï|jïh), <text:s text:c="2"/>Sveerje ektesne gaahtjemem öörnejægan  gosse vuejeme-råantjoejgujmie gaahtjedh. Aalkeme leah ööhpehtidh guktie dalkedh, guktie nimhtie jienebh saavermasse tjaengieh. Annjebodts ij Nöörjesne vuejeme-råantjoejgujmie gaahtjedieh. Såevmesne dihte byögkeles saavreme, jih$(vowc,i-ï|jïh), <text:s text:c="2"/>ulmie seamma daltesasse Nöörjesne båetedh.   </text:span><text:span text:style-name="T3">Jeatjah darjomh</text:span><text:span text:style-name="T2">  Noeretjåangkoeh giesien 2004 Snåasesne öörnedh. Noeretjåanghkojne galka saavredh jih$(vowc,i-ï|jïh), <text:s text:c="2"/>joekehtsh kultuvrelle darjomh årrodh. Ulmie lea saemien saavreme-ïedtjem bijjiedidh jih$(vowc,i-ï|jïh), <text:s text:c="2"/>viermiem saemiej gaskems åarjelsaemien dajvesne tseegkedh.  SVL-N-n noeremoenehtse aaj jeatjah proosjektigujmie maanide jih$(vowc,i-ï|jïh), <text:s text:c="2"/>noeride berkieh, vuesiehtæmman; Games of the world, vuejeme-råantjoejgujmie gaahtjedh nïejtide, dåarjegh, j.n.v. </text:span></text:p>
      <text:p text:style-name="P3"><text:span text:style-name="T2">Vielie bïevnesh, bieljeldh:  Råajvarimmieh maana – noeride : Janne Murberg Spaun – Mobijle: +(47) 99 22 48 22  Jeatjah bïevnesh Saemiej saavremesiebrien bijre : Britt Somby – Mobijle +(47) 41 50 36 03</text:span></text:p>
      <text:p text:style-name="P3"><text:span text:style-name="T2"> </text:span></text:p>
      <text:p text:style-name="P3"><text:span text:style-name="T3">SÁMI SPÁBBÁČIEKČANLIHTTU (SSL) / SAEMIEN JUELKIETJENGKERE-SIEBRIE  </text:span></text:p>
      <text:p text:style-name="P3"><text:span text:style-name="T2">Saemien juelkietjengkere-siebrie tseegkesovvi golken 18. biejjien 2003 Saemiej saavremesiebrien nualan (SSL)- Nöörjesne. Dan leah gøøkte saadthalmetjh SVL’n ståvrosne. </text:span></text:p>
      <text:p text:style-name="P3"><text:span text:style-name="T2">  Åejvieulmie:  Maadtegem tseegkedh guktie Saemien juelkietjengkere-siebrie båetije biejjide nænnoes jih$(vowc,i-ï|jïh), <text:s text:c="2"/>stinkes sjædta, gusnie saavremen jih$(vowc,i-ï|jïh), <text:s text:c="2"/>reeremen bijre ussjedalleminie.  Bielieulmieh: </text:span></text:p>
      <text:p text:style-name="P3"><text:span text:style-name="T2">· Saemiej ektie-domtesem nænnoestidh. </text:span></text:p>
      <text:p text:style-name="P3"><text:span text:style-name="T2"> · Saemiej ektie-voetem nænnoestidh . </text:span></text:p>
      <text:p text:style-name="P3"><text:span text:style-name="T2"> · Juelkietjengkere- saavremem saemide dååhkasjehtedh – maanide, nyjsenæjjide jih$(vowc,i-ï|jïh), <text:s text:c="2"/>ålmide –dovne byjreskisnie, reegijovneles$(vowc,ee-e|regijovneles) <text:s/>jih$(vowc,i-ï|jïh), <text:s text:c="2"/>gaskenasjovneles.  </text:span></text:p>
      <text:p text:style-name="P3"><text:span text:style-name="T2"> · Saemien eatnemem juelkietjengkeren tjïrrh buerebe åehpiedehtedh jih$(vowc,i-ï|jïh), <text:s text:c="2"/>vuesiehtidh  guktie almetjh saemide åålmege-tjïertine$(hyph-0;finis,ege-eh|åålmehtjïertine) vuavkasjieh, staatusinie alkoeåålmeginie abpe eatnamisnie   </text:span></text:p>
      <text:p text:style-name="P3"><text:span text:style-name="T2">Saemien juelkietjengkere-siebrie$(hyph-0|juelkietjengkeresiebrie) sæjhta båetije biejjiede diedtem$(vowc,ie-ïe|dïedtem) utnedh saemien juelkietjengkere-saavremem vaarjelidh jih$(vowc,i-ï|jïh), <text:s text:c="2"/>övtiedidh – dovne reegijovneles$(vowc,ee-e|regijovneles) <text:s/>jih$(vowc,i-ï|jïh), <text:s text:c="2"/>gaskenasjovneles.   Reegijovneles, saemien Cup-m viehkiehtidh öörnedh jih$(vowc,i-ï|jïh), <text:s text:c="2"/>barkedh guktie jienebh Saemien juelkietjengkere-saavremasse tjaengieh. Gaskenasjovneles – saemien jijtsh juelkietjengkere- saerviem tseegkedh – dovne Nyjsenæjjide jih$(vowc,i-ï|jïh), <text:s text:c="2"/>ålmide.  Båetije biejjide sæjhta lihtseginie jillemes daltesisnie FIFA-n jih$(vowc,i-ï|jïh), <text:s text:c="2"/>UEFA-n öörnegisnie sjïdtedh. Sæjhta aaj saervigujmie laavenjostedh mah FIFA-n jih$(vowc,i-ï|jïh), <text:s text:c="2"/>UEFA-n bæjngoebielesne tjåadtjoeh. SSL lea daelie NF-Board-n siebresne. NF-Board stuvrieh jih$(vowc,i-ï|jïh), <text:s text:c="2"/>öörnieh gosse laanth,  mah eah lihtsegine FIFA-sne, spealadieh.    </text:span></text:p>
      <text:p text:style-name="P3"><text:span text:style-name="T3">Vielie bïevnesh:</text:span><text:span text:style-name="T2">  Sámi Spábbáčiekčanlihttu / Saemiej juelkietjengkeresïebre   Suomaluodda 1 9520 Guovdageaidnu Tellefovne: +(47) 78 48 68 11, Barkoe + (47) 78 48 61 08  Gåetide  +(47) 909 80 383   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nb" fo:country="NO" style:letter-kerning="false" style:font-name-asian="ＭＳ 明朝" style:font-size-asian="12pt" style:language-asian="nb" style:country-asian="NO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nb" fo:country="NO" style:letter-kerning="false" style:font-name-asian="ＭＳ 明朝" style:font-size-asian="12pt" style:language-asian="nb" style:country-asian="NO" style:font-name-complex="F" style:font-size-complex="12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Bobletekst_20_Tegn" style:display-name="Bobletekst Tegn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issel Jåma</meta:initial-creator>
    <dc:creator>Maja Lisa Kappfjell</dc:creator>
    <meta:editing-cycles>18</meta:editing-cycles>
    <meta:creation-date>2012-04-20T10:36:00</meta:creation-date>
    <dc:date>2013-08-07T12:11:00</dc:date>
    <meta:editing-duration>PT19M</meta:editing-duration>
    <meta:generator>LibreOffice/6.4.6.2$Linux_X86_64 LibreOffice_project/40$Build-2</meta:generator>
    <meta:document-statistic meta:table-count="0" meta:image-count="0" meta:object-count="0" meta:page-count="1" meta:paragraph-count="21" meta:word-count="493" meta:character-count="5506" meta:non-whitespace-character-count="4891"/>
    <meta:user-defined meta:name="AppVersion">12.0000</meta:user-defined>
    <meta:user-defined meta:name="Company">Sør-Trøndelag Fylkeskommune, Aaj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